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5000001103DACC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Image1" text:anchor-type="paragraph" svg:x="0.5165in" svg:y="0.0764in" svg:width="2.8063in" svg:height="1.8134in" draw:z-index="0"><draw:image xlink:href="Pictures/10000201000001A5000001103DACCB6E.png" xlink:type="simple" xlink:show="embed" xlink:actuate="onLoad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Image2" text:anchor-type="paragraph" svg:x="0.5165in" svg:y="0.0764in" svg:width="2.8063in" svg:height="1.8134in" draw:z-index="1"><draw:image xlink:href="Pictures/10000201000001A5000001103DACCB6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paragraph" svg:x="0.5165in" svg:y="0.0764in" svg:width="2.8063in" svg:height="1.8134in" draw:z-index="2"><draw:image xlink:href="Pictures/10000201000001A5000001103DACCB6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4" text:anchor-type="paragraph" svg:x="0.5165in" svg:y="0.0764in" svg:width="2.8063in" svg:height="1.8134in" draw:z-index="3"><draw:image xlink:href="Pictures/10000201000001A5000001103DACCB6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5" text:anchor-type="paragraph" svg:x="0.5165in" svg:y="0.0764in" svg:width="2.8063in" svg:height="1.8134in" draw:z-index="4"><draw:image xlink:href="Pictures/10000201000001A5000001103DACCB6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6" text:anchor-type="paragraph" svg:x="0.5165in" svg:y="0.0764in" svg:width="2.8063in" svg:height="1.8134in" draw:z-index="5"><draw:image xlink:href="Pictures/10000201000001A5000001103DACCB6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7" text:anchor-type="paragraph" svg:x="0.5165in" svg:y="0.0764in" svg:width="2.8063in" svg:height="1.8134in" draw:z-index="6"><draw:image xlink:href="Pictures/10000201000001A5000001103DACCB6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8" text:anchor-type="paragraph" svg:x="0.5165in" svg:y="0.0764in" svg:width="2.8063in" svg:height="1.8134in" draw:z-index="7"><draw:image xlink:href="Pictures/10000201000001A5000001103DACCB6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9" text:anchor-type="paragraph" svg:x="0.5165in" svg:y="0.0764in" svg:width="2.8063in" svg:height="1.8134in" draw:z-index="8"><draw:image xlink:href="Pictures/10000201000001A5000001103DACCB6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10" text:anchor-type="paragraph" svg:x="0.5165in" svg:y="0.0764in" svg:width="2.8063in" svg:height="1.8134in" draw:z-index="9"><draw:image xlink:href="Pictures/10000201000001A5000001103DACCB6E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5</meta:editing-cycles>
    <meta:print-date>2015-02-22T17:34:30.070000000</meta:print-date>
    <meta:creation-date>2014-12-20T20:26:00</meta:creation-date>
    <dc:date>2017-12-20T06:34:19.432000000</dc:date>
    <meta:editing-duration>PT9M15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